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A0000042B00000170A9AAD8D1.svm" manifest:media-type=""/>
  <manifest:file-entry manifest:full-path="Pictures/200000320000036200000170B2C84D24.svm" manifest:media-type=""/>
  <manifest:file-entry manifest:full-path="Pictures/2000001A00000161000000263F343D8E.svm" manifest:media-type=""/>
  <manifest:file-entry manifest:full-path="Pictures/20000032000003480000017051E0483C.svm" manifest:media-type=""/>
  <manifest:file-entry manifest:full-path="Pictures/2000001200000158000000E17140B284.svm" manifest:media-type=""/>
  <manifest:file-entry manifest:full-path="Pictures/200000320000034800000170A36B7D3E.svm" manifest:media-type=""/>
  <manifest:file-entry manifest:full-path="Pictures/200000120000013D000000E1456CEAF5.svm" manifest:media-type=""/>
  <manifest:file-entry manifest:full-path="Pictures/200000120000013A000000E1D9F73DDF.svm" manifest:media-type=""/>
  <manifest:file-entry manifest:full-path="Pictures/2000001200000132000000E12EF11A82.svm" manifest:media-type=""/>
  <manifest:file-entry manifest:full-path="Pictures/200000320000034800000170CA2DE609.svm" manifest:media-type=""/>
  <manifest:file-entry manifest:full-path="Pictures/2000003200000348000001705F63E81C.svm" manifest:media-type=""/>
  <manifest:file-entry manifest:full-path="Pictures/200000320000034800000170020F2F65.svm" manifest:media-type=""/>
  <manifest:file-entry manifest:full-path="Pictures/200000320000034800000170C678B714.svm" manifest:media-type=""/>
  <manifest:file-entry manifest:full-path="Pictures/20000032000003480000017096B9F46D.svm" manifest:media-type=""/>
  <manifest:file-entry manifest:full-path="Pictures/2000003200000348000001709A5262A6.svm" manifest:media-type=""/>
  <manifest:file-entry manifest:full-path="Pictures/20000032000003480000017007F939C0.svm" manifest:media-type=""/>
  <manifest:file-entry manifest:full-path="Pictures/20000032000003390000017009268D6D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variable">
      <style:graphic-properties draw:textarea-vertical-align="middle" draw:auto-grow-height="false"/>
    </style:style>
    <style:style style:name="gr3" style:family="graphic" style:parent-style-name="standard">
      <style:graphic-properties TexMathsArgs="24§display§X_{\left(1,1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24§display§X_{\left(1,2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24§display§X_{\left(1,3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4§display§X_{\left(1,4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4§display§X_{\left(2,1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4§display§X_{\left(2,2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4§display§X_{\left(3,1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24§display§X_{\left(3,2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24§display§X_{\left(3,3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24§display§p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24§display§p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24§display§p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TexMathsArgs="24§display§p_u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24§display§X_{\left(u,1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24§display§X_{\left(u,i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24§display§X_{\left(u,n_u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24§display§\c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938cm" svg:height="15.113cm" svg:x="0cm" svg:y="0cm">
          <text:p/>
          <draw:enhanced-geometry svg:viewBox="0 0 21600 21600" draw:path-stretchpoint-x="10800" draw:path-stretchpoint-y="10800" draw:text-areas="?f3 ?f4 ?f5 ?f6" draw:type="round-rectangle" draw:modifiers="1821.62337662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14cm" svg:height="2.178cm" svg:x="0.224cm" svg:y="0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014cm" svg:height="0.881cm" svg:x="0.361cm" svg:y="0.859cm">
          <draw:image xlink:href="Pictures/200000320000034800000170A36B7D3E.svm" xlink:type="simple" xlink:show="embed" xlink:actuate="onLoad">
            <text:p/>
          </draw:image>
        </draw:frame>
        <draw:custom-shape draw:style-name="gr2" draw:text-style-name="P1" draw:layer="layout" svg:width="2.314cm" svg:height="2.178cm" svg:x="3.198cm" svg:y="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6.172cm" svg:y="0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9.146cm" svg:y="0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2.014cm" svg:height="0.881cm" svg:x="3.335cm" svg:y="0.833cm">
          <draw:image xlink:href="Pictures/200000320000034800000170C678B714.svm" xlink:type="simple" xlink:show="embed" xlink:actuate="onLoad">
            <text:p/>
          </draw:image>
        </draw:frame>
        <draw:frame draw:style-name="gr5" draw:text-style-name="P1" draw:layer="layout" svg:width="2.014cm" svg:height="0.881cm" svg:x="6.309cm" svg:y="0.807cm">
          <draw:image xlink:href="Pictures/20000032000003480000017051E0483C.svm" xlink:type="simple" xlink:show="embed" xlink:actuate="onLoad">
            <text:p/>
          </draw:image>
        </draw:frame>
        <draw:frame draw:style-name="gr6" draw:text-style-name="P1" draw:layer="layout" svg:width="2.014cm" svg:height="0.881cm" svg:x="9.283cm" svg:y="0.781cm">
          <draw:image xlink:href="Pictures/200000320000034800000170CA2DE609.svm" xlink:type="simple" xlink:show="embed" xlink:actuate="onLoad">
            <text:p/>
          </draw:image>
        </draw:frame>
        <draw:custom-shape draw:style-name="gr2" draw:text-style-name="P1" draw:layer="layout" svg:width="2.314cm" svg:height="2.178cm" svg:x="3.198cm" svg:y="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6.172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1.772cm" svg:y="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4.746cm" svg:y="7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7.72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014cm" svg:height="0.881cm" svg:x="3.335cm" svg:y="4.433cm">
          <draw:image xlink:href="Pictures/2000003200000348000001709A5262A6.svm" xlink:type="simple" xlink:show="embed" xlink:actuate="onLoad">
            <text:p/>
          </draw:image>
        </draw:frame>
        <draw:frame draw:style-name="gr8" draw:text-style-name="P1" draw:layer="layout" svg:width="2.014cm" svg:height="0.881cm" svg:x="6.309cm" svg:y="4.407cm">
          <draw:image xlink:href="Pictures/20000032000003480000017007F939C0.svm" xlink:type="simple" xlink:show="embed" xlink:actuate="onLoad">
            <text:p/>
          </draw:image>
        </draw:frame>
        <draw:frame draw:style-name="gr9" draw:text-style-name="P1" draw:layer="layout" svg:width="2.014cm" svg:height="0.881cm" svg:x="1.909cm" svg:y="8.007cm">
          <draw:image xlink:href="Pictures/2000003200000348000001705F63E81C.svm" xlink:type="simple" xlink:show="embed" xlink:actuate="onLoad">
            <text:p/>
          </draw:image>
        </draw:frame>
        <draw:frame draw:style-name="gr10" draw:text-style-name="P1" draw:layer="layout" svg:width="2.014cm" svg:height="0.881cm" svg:x="4.883cm" svg:y="7.981cm">
          <draw:image xlink:href="Pictures/20000032000003480000017096B9F46D.svm" xlink:type="simple" xlink:show="embed" xlink:actuate="onLoad">
            <text:p/>
          </draw:image>
        </draw:frame>
        <draw:frame draw:style-name="gr11" draw:text-style-name="P1" draw:layer="layout" svg:width="2.014cm" svg:height="0.881cm" svg:x="7.857cm" svg:y="7.955cm">
          <draw:image xlink:href="Pictures/200000320000034800000170020F2F65.svm" xlink:type="simple" xlink:show="embed" xlink:actuate="onLoad">
            <text:p/>
          </draw:image>
        </draw:frame>
        <draw:custom-shape draw:style-name="gr2" draw:text-style-name="P1" draw:layer="layout" svg:width="2.314cm" svg:height="2.178cm" svg:x="13.12cm" svg:y="0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13.146cm" svg:y="3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13.094cm" svg:y="7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0.732cm" svg:height="0.538cm" svg:x="13.957cm" svg:y="0.955cm">
          <draw:image xlink:href="Pictures/2000001200000132000000E12EF11A82.svm" xlink:type="simple" xlink:show="embed" xlink:actuate="onLoad">
            <text:p/>
          </draw:image>
        </draw:frame>
        <draw:frame draw:style-name="gr13" draw:text-style-name="P1" draw:layer="layout" svg:width="0.751cm" svg:height="0.538cm" svg:x="13.983cm" svg:y="4.681cm">
          <draw:image xlink:href="Pictures/200000120000013A000000E1D9F73DDF.svm" xlink:type="simple" xlink:show="embed" xlink:actuate="onLoad">
            <text:p/>
          </draw:image>
        </draw:frame>
        <draw:frame draw:style-name="gr14" draw:text-style-name="P1" draw:layer="layout" svg:width="0.758cm" svg:height="0.538cm" svg:x="13.831cm" svg:y="8.129cm">
          <draw:image xlink:href="Pictures/200000120000013D000000E1456CEAF5.svm" xlink:type="simple" xlink:show="embed" xlink:actuate="onLoad">
            <text:p/>
          </draw:image>
        </draw:frame>
        <draw:line draw:style-name="gr15" draw:text-style-name="P1" draw:layer="layout" svg:x1="14.262cm" svg:y1="2.286cm" svg:x2="14.262cm" svg:y2="3.81cm">
          <text:p/>
        </draw:line>
        <draw:line draw:style-name="gr15" draw:text-style-name="P1" draw:layer="layout" svg:x1="14.262cm" svg:y1="5.969cm" svg:x2="14.262cm" svg:y2="7.239cm">
          <text:p/>
        </draw:line>
        <draw:custom-shape draw:style-name="gr2" draw:text-style-name="P1" draw:layer="layout" svg:width="2.314cm" svg:height="2.178cm" svg:x="0.446cm" svg:y="11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4.72cm" svg:y="1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8.794cm" svg:y="1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14cm" svg:height="2.178cm" svg:x="13.168cm" svg:y="11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0.823cm" svg:height="0.538cm" svg:x="13.905cm" svg:y="12.003cm">
          <draw:image xlink:href="Pictures/2000001200000158000000E17140B284.svm" xlink:type="simple" xlink:show="embed" xlink:actuate="onLoad">
            <text:p/>
          </draw:image>
        </draw:frame>
        <draw:frame draw:style-name="gr17" draw:text-style-name="P1" draw:layer="layout" svg:width="2.076cm" svg:height="0.881cm" svg:x="0.583cm" svg:y="11.881cm">
          <draw:image xlink:href="Pictures/200000320000036200000170B2C84D24.svm" xlink:type="simple" xlink:show="embed" xlink:actuate="onLoad">
            <text:p/>
          </draw:image>
        </draw:frame>
        <draw:frame draw:style-name="gr18" draw:text-style-name="P1" draw:layer="layout" svg:width="1.978cm" svg:height="0.881cm" svg:x="4.857cm" svg:y="11.855cm">
          <draw:image xlink:href="Pictures/20000032000003390000017009268D6D.svm" xlink:type="simple" xlink:show="embed" xlink:actuate="onLoad">
            <text:p/>
          </draw:image>
        </draw:frame>
        <draw:frame draw:style-name="gr19" draw:text-style-name="P1" draw:layer="layout" svg:width="2.558cm" svg:height="0.881cm" svg:x="8.931cm" svg:y="11.829cm">
          <draw:image xlink:href="Pictures/2000003A0000042B00000170A9AAD8D1.svm" xlink:type="simple" xlink:show="embed" xlink:actuate="onLoad">
            <text:p/>
          </draw:image>
        </draw:frame>
        <draw:frame draw:style-name="gr20" draw:text-style-name="P1" draw:layer="layout" svg:width="0.842cm" svg:height="0.089cm" svg:x="3.263cm" svg:y="12.322cm">
          <draw:image xlink:href="Pictures/2000001A00000161000000263F343D8E.svm" xlink:type="simple" xlink:show="embed" xlink:actuate="onLoad">
            <text:p/>
          </draw:image>
        </draw:frame>
        <draw:frame draw:style-name="gr20" draw:text-style-name="P1" draw:layer="layout" svg:width="0.842cm" svg:height="0.089cm" svg:x="7.363cm" svg:y="12.323cm">
          <draw:image xlink:href="Pictures/2000001A00000161000000263F343D8E.svm" xlink:type="simple" xlink:show="embed" xlink:actuate="onLoad">
            <text:p/>
          </draw:image>
        </draw:frame>
        <draw:frame draw:style-name="gr20" draw:text-style-name="P1" draw:layer="layout" svg:width="0.842cm" svg:height="0.089cm" svg:x="5.363cm" svg:y="10.323cm">
          <draw:image xlink:href="Pictures/2000001A00000161000000263F343D8E.svm" xlink:type="simple" xlink:show="embed" xlink:actuate="onLoad">
            <text:p/>
          </draw:image>
        </draw:frame>
        <draw:line draw:style-name="gr15" draw:text-style-name="P1" draw:layer="layout" svg:x1="14.312cm" svg:y1="9.468cm" svg:x2="14.262cm" svg:y2="10.541cm">
          <text:p/>
        </draw:line>
        <draw:frame draw:style-name="gr20" draw:text-style-name="P1" draw:layer="layout" svg:width="0.842cm" svg:height="0.089cm" svg:x="5.463cm" svg:y="14.224cm">
          <draw:image xlink:href="Pictures/2000001A00000161000000263F343D8E.svm" xlink:type="simple" xlink:show="embed" xlink:actuate="onLoad">
            <text:p/>
          </draw:image>
        </draw:frame>
        <draw:frame draw:style-name="gr20" draw:text-style-name="P1" draw:layer="layout" svg:width="0.842cm" svg:height="0.089cm" svg:x="14.063cm" svg:y="14.225cm">
          <draw:image xlink:href="Pictures/2000001A00000161000000263F343D8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iable" style:family="graphic" style:parent-style-name="standard">
      <style:graphic-properties draw:stroke-dash="Dash_20_2" svg:stroke-width="0.051cm" draw:marker-start-width="0.279cm" draw:marker-end-width="0.279cm" draw:fill="none" draw:fill-gradient-name="Gradient_20_7" draw:fill-hatch-name="Hatching_20_1" draw:fill-image-name="Bitmape_20_1" draw:fill-image-width="0cm" draw:fill-image-height="0cm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9:44:05</meta:creation-date>
    <dc:date>2013-05-22T10:04:50</dc:date>
    <meta:editing-duration>PT1H46M6S</meta:editing-duration>
    <meta:editing-cycles>7</meta:editing-cycles>
    <meta:generator>LibreOffice/3.5$Linux_X86_64 LibreOffice_project/350m1$Build-413</meta:generator>
    <meta:document-statistic meta:object-count="41"/>
  </office:meta>
</office:document-meta>
</file>